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656" officeooo:paragraph-rsid="001fc656"/>
    </style:style>
    <style:style style:name="P2" style:family="paragraph" style:parent-style-name="Standard">
      <style:text-properties officeooo:rsid="002163d2" officeooo:paragraph-rsid="002163d2"/>
    </style:style>
    <style:style style:name="P3" style:family="paragraph" style:parent-style-name="Standard">
      <style:text-properties officeooo:rsid="002163d2" officeooo:paragraph-rsid="0022b7b4"/>
    </style:style>
    <style:style style:name="P4" style:family="paragraph" style:parent-style-name="Standard">
      <style:text-properties officeooo:rsid="0022b7b4" officeooo:paragraph-rsid="0022b7b4"/>
    </style:style>
    <style:style style:name="T1" style:family="text">
      <style:text-properties officeooo:rsid="002163d2"/>
    </style:style>
    <style:style style:name="T2" style:family="text">
      <style:text-properties officeooo:rsid="0022b7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date git pkg</text:p>
      <text:p text:style-name="P1">$ sudo apt update &amp;&amp; sudo apt install git</text:p>
      <text:p text:style-name="P1"/>
      <text:p text:style-name="P1">check git version</text:p>
      <text:p text:style-name="P1">$ git –version</text:p>
      <text:p text:style-name="P1"/>
      <text:p text:style-name="P1">global gi configuration</text:p>
      <text:p text:style-name="P1">$ git config –global user.name “Prial Joshi”</text:p>
      <text:p text:style-name="P1">$ git config –global user.emal “prial.joshi@aartronix.com”</text:p>
      <text:p text:style-name="P1"/>
      <text:p text:style-name="P1">create local repo</text:p>
      <text:p text:style-name="P1">$mkdir mypro </text:p>
      <text:p text:style-name="P1">$ cd mypro</text:p>
      <text:p text:style-name="P1"/>
      <text:p text:style-name="P1">initialize git</text:p>
      <text:p text:style-name="P1">$ git init</text:p>
      <text:p text:style-name="P1"/>
      <text:p text:style-name="P1">add file in local repo</text:p>
      <text:p text:style-name="P1">$ nano hello.c</text:p>
      <text:p text:style-name="P1">$ ls</text:p>
      <text:p text:style-name="P1"/>
      <text:p text:style-name="P1">check git status</text:p>
      <text:p text:style-name="P1">$ git status</text:p>
      <text:p text:style-name="P1"/>
      <text:p text:style-name="P1">add another file</text:p>
      <text:p text:style-name="P1"/>
      <text:p text:style-name="P1">add all the files of that repo to stating area</text:p>
      <text:p text:style-name="P1">$ git add –all</text:p>
      <text:p text:style-name="P1">$ git status</text:p>
      <text:p text:style-name="P1"/>
      <text:p text:style-name="P1">commit all the changes with commit message</text:p>
      <text:p text:style-name="P1">$ git commit -m “first release of hello world”</text:p>
      <text:p text:style-name="P1"/>
      <text:p text:style-name="P1">check git logs</text:p>
      <text:p text:style-name="P1">$ git log</text:p>
      <text:p text:style-name="P1"/>
      <text:p text:style-name="P1">create git branch </text:p>
      <text:p text:style-name="P1">$ git branch hello-world-img</text:p>
      <text:p text:style-name="P1"/>
      <text:p text:style-name="P1">list all the branch</text:p>
      <text:p text:style-name="P1">$ git branch</text:p>
      <text:p text:style-name="P1"/>
      <text:p text:style-name="P1">add file to created git branch</text:p>
      <text:p text:style-name="P1">$ git add -all</text:p>
      <text:p text:style-name="P1"/>
      <text:p text:style-name="P1">check status</text:p>
      <text:p text:style-name="P1">$ git <text:s/>status</text:p>
      <text:p text:style-name="P1"/>
      <text:p text:style-name="P1">switch to master branch</text:p>
      <text:p text:style-name="P1">$ git checkout master</text:p>
      <text:p text:style-name="P1"/>
      <text:p text:style-name="P1">switch back to created branch</text:p>
      <text:p text:style-name="P1"><text:soft-page-break/>$ git checkout hello-world-imgs</text:p>
      <text:p text:style-name="P1"/>
      <text:p text:style-name="P1">create branch and switch to that branch <text:span text:style-name="T1">directly</text:span></text:p>
      <text:p text:style-name="P2">$ git checkout -b new</text:p>
      <text:p text:style-name="P2"/>
      <text:p text:style-name="P2">merge branch with master</text:p>
      <text:p text:style-name="P2">$ git checkout master</text:p>
      <text:p text:style-name="P2">$ git merge new</text:p>
      <text:p text:style-name="P2"/>
      <text:p text:style-name="P2">delete branch</text:p>
      <text:p text:style-name="P2">$ git branch -d new</text:p>
      <text:p text:style-name="P2"/>
      <text:p text:style-name="P3"><text:span text:style-name="T2">create github account </text:span></text:p>
      <text:p text:style-name="P3"><text:span text:style-name="T2">create repo in that</text:span></text:p>
      <text:p text:style-name="P3"><text:span text:style-name="T2">copy url of that repo</text:span></text:p>
      <text:p text:style-name="P3"/>
      <text:p text:style-name="P4">connect git with github repo</text:p>
      <text:p text:style-name="P3"><text:span text:style-name="T2">$ git remote add origin &lt;url&gt;</text:span></text:p>
      <text:p text:style-name="P3"/>
      <text:p text:style-name="P3"><text:span text:style-name="T2">remove origin</text:span></text:p>
      <text:p text:style-name="P3"><text:span text:style-name="T2">$ git remote remove origin</text:span></text:p>
      <text:p text:style-name="P3"/>
      <text:p text:style-name="P3"><text:span text:style-name="T2">push all the files and data</text:span></text:p>
      <text:p text:style-name="P3"><text:span text:style-name="T2">$ git push –set-upstream origin master</text:span></text:p>
      <text:p text:style-name="P3"/>
      <text:p text:style-name="P3"><text:span text:style-name="T2">fetch from the origin</text:span></text:p>
      <text:p text:style-name="P3"><text:span text:style-name="T2">$ git fetch origin</text:span></text:p>
      <text:p text:style-name="P3"/>
      <text:p text:style-name="P3"><text:span text:style-name="T2">check difference btw local and remote repo cotent</text:span></text:p>
      <text:p text:style-name="P3"><text:span text:style-name="T2">$ git diff origin/master</text:span></text:p>
      <text:p text:style-name="P3"/>
      <text:p text:style-name="P3"><text:span text:style-name="T2"><text:s/></text:span><text:s/></text:p>
      <text:p text:style-name="P4">merge remote repo with local</text:p>
      <text:p text:style-name="P4">$ git merge origin/master</text:p>
      <text:p text:style-name="P4"/>
      <text:p text:style-name="P4">pull data from the origin </text:p>
      <text:p text:style-name="P4">$ git pull origi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3T15:05:11.262566656</meta:creation-date>
    <dc:date>2024-10-23T15:41:10.044164874</dc:date>
    <meta:editing-duration>PT4M38S</meta:editing-duration>
    <meta:editing-cycles>1</meta:editing-cycles>
    <meta:document-statistic meta:table-count="0" meta:image-count="0" meta:object-count="0" meta:page-count="2" meta:paragraph-count="62" meta:word-count="263" meta:character-count="1386" meta:non-whitespace-character-count="1177"/>
    <meta:generator>LibreOffice/6.4.7.2$Linux_X86_64 LibreOffice_project/40$Build-2</meta:generator>
  </office:meta>
</office:document-meta>
</file>